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A0000004292D2F77036412D9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486in" style:page-number="auto" table:align="margins" style:writing-mode="lr-tb"/>
    </style:style>
    <style:style style:name="Tabla1.A" style:family="table-column">
      <style:table-column-properties style:column-width="7.0486in" style:rel-column-width="65535*"/>
    </style:style>
    <style:style style:name="Tabla1.A1" style:family="table-cell">
      <style:table-cell-properties fo:padding="0.0382in" fo:border-left="none" fo:border-right="none" fo:border-top="none" fo:border-bottom="2.5pt solid #000000"/>
    </style:style>
    <style:style style:name="Table3" style:family="table">
      <style:table-properties style:width="7.0486in" table:align="margins" style:writing-mode="lr-tb"/>
    </style:style>
    <style:style style:name="Table3.A" style:family="table-column">
      <style:table-column-properties style:column-width="7.0486in" style:rel-column-width="65535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1" style:family="table">
      <style:table-properties style:width="7.0486in" table:align="margins" style:writing-mode="lr-tb"/>
    </style:style>
    <style:style style:name="Table1.A" style:family="table-column">
      <style:table-column-properties style:column-width="7.0486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7.0486in" table:align="margins" style:writing-mode="lr-tb"/>
    </style:style>
    <style:style style:name="Table2.A" style:family="table-column">
      <style:table-column-properties style:column-width="7.0486in" style:rel-column-width="65535*"/>
    </style:style>
    <style:style style:name="Table2.A1" style:family="table-cell">
      <style:table-cell-properties fo:padding="0.0382in" fo:border="0.05pt solid #000000"/>
    </style:style>
    <style:style style:name="Table6" style:family="table">
      <style:table-properties style:width="7.0486in" table:align="margins" style:writing-mode="lr-tb"/>
    </style:style>
    <style:style style:name="Table6.A" style:family="table-column">
      <style:table-column-properties style:column-width="7.0486in" style:rel-column-width="65535*"/>
    </style:style>
    <style:style style:name="Table6.A1" style:family="table-cell">
      <style:table-cell-properties fo:padding="0.0382in" fo:border="0.05pt solid #000000"/>
    </style:style>
    <style:style style:name="Table8" style:family="table">
      <style:table-properties style:width="7.0486in" table:align="margins" style:writing-mode="lr-tb"/>
    </style:style>
    <style:style style:name="Table8.A" style:family="table-column">
      <style:table-column-properties style:column-width="7.04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7.0486in" table:align="margins" style:writing-mode="lr-tb"/>
    </style:style>
    <style:style style:name="Table9.A" style:family="table-column">
      <style:table-column-properties style:column-width="7.04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7.0486in" table:align="margins" style:writing-mode="lr-tb"/>
    </style:style>
    <style:style style:name="Table10.A" style:family="table-column">
      <style:table-column-properties style:column-width="7.0486in" style:rel-column-width="65535*"/>
    </style:style>
    <style:style style:name="Table10.1" style:family="table-row">
      <style:table-row-properties style:min-row-height="1.625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.0486in" table:align="margins" style:writing-mode="lr-tb"/>
    </style:style>
    <style:style style:name="Table12.A" style:family="table-column">
      <style:table-column-properties style:column-width="7.0486in" style:rel-column-width="65535*"/>
    </style:style>
    <style:style style:name="Table12.A1" style:family="table-cell">
      <style:table-cell-properties fo:padding="0.0382in" fo:border="0.05pt solid #000000"/>
    </style:style>
    <style:style style:name="Table4" style:family="table">
      <style:table-properties style:width="7.0486in" table:align="margins" style:writing-mode="lr-tb"/>
    </style:style>
    <style:style style:name="Table4.A" style:family="table-column">
      <style:table-column-properties style:column-width="7.0486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13bd95" officeooo:paragraph-rsid="0013bd95"/>
    </style:style>
    <style:style style:name="P8" style:family="paragraph" style:parent-style-name="Table_20_Contents">
      <style:text-properties officeooo:rsid="0016225d" officeooo:paragraph-rsid="0016225d"/>
    </style:style>
    <style:style style:name="P9" style:family="paragraph" style:parent-style-name="Table_20_Contents">
      <style:text-properties officeooo:rsid="0016225d" officeooo:paragraph-rsid="001b2086"/>
    </style:style>
    <style:style style:name="P10" style:family="paragraph" style:parent-style-name="Table_20_Contents">
      <style:text-properties officeooo:rsid="0016225d" officeooo:paragraph-rsid="001df77c"/>
    </style:style>
    <style:style style:name="P11" style:family="paragraph" style:parent-style-name="Table_20_Contents">
      <style:text-properties officeooo:rsid="00196326" officeooo:paragraph-rsid="001b2086"/>
    </style:style>
    <style:style style:name="P12" style:family="paragraph" style:parent-style-name="Table_20_Contents">
      <style:text-properties officeooo:rsid="001b2086" officeooo:paragraph-rsid="001b2086"/>
    </style:style>
    <style:style style:name="P13" style:family="paragraph" style:parent-style-name="Table_20_Contents">
      <style:text-properties officeooo:rsid="0014e4e6" officeooo:paragraph-rsid="0014e4e6"/>
    </style:style>
    <style:style style:name="P14" style:family="paragraph" style:parent-style-name="Table_20_Contents">
      <style:text-properties officeooo:rsid="001d77dd" officeooo:paragraph-rsid="001d77dd"/>
    </style:style>
    <style:style style:name="P15" style:family="paragraph" style:parent-style-name="Table_20_Contents">
      <style:text-properties officeooo:rsid="001df77c" officeooo:paragraph-rsid="001df77c"/>
    </style:style>
    <style:style style:name="P16" style:family="paragraph" style:parent-style-name="Standard" style:master-page-name="Standard">
      <style:paragraph-properties fo:margin-top="0.1181in" fo:margin-bottom="0.0591in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7" style:family="paragraph" style:parent-style-name="Table_20_Contents">
      <style:text-properties officeooo:rsid="0020163d" officeooo:paragraph-rsid="0020163d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bd95"/>
    </style:style>
    <style:style style:name="T4" style:family="text">
      <style:text-properties officeooo:rsid="001b2086"/>
    </style:style>
    <style:style style:name="T5" style:family="text">
      <style:text-properties officeooo:rsid="001d77dd"/>
    </style:style>
    <style:style style:name="T6" style:family="text">
      <style:text-properties officeooo:rsid="001df77c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6"><draw:frame draw:style-name="fr1" draw:name="graphics1" text:anchor-type="paragraph" svg:width="6.972in" svg:height="0.4382in" draw:z-index="0"><draw:image xlink:href="Pictures/100002010000041A0000004292D2F77036412D9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3. Llamadas al sistema para el Control de Proceso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Francisco Navarro Morales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/><text:span text:style-name="T3">40 </text:span><text:s/>minutos.</text:p>
      <text:p text:style-name="Standard">1. He resuelto todas las dudas que tenía antes de iniciar la sesión de prácticas: <text:span text:style-name="T3">no </text:span><text:s/>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3">(ARCHIVO ADJUNTO: ejercicio1.c) </text:p>
          </table:table-cell>
        </table:table-row>
      </table:table>
      <text:p text:style-name="Standard"/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9">Mi<text:span text:style-name="T5">s </text:span>programa<text:span text:style-name="T5">s</text:span> para comprobar las respuestas <text:span text:style-name="T5">son</text:span>: <text:span text:style-name="T5">jerarquia1.c y jerarquia2.c</text:span></text:p>
            <text:p text:style-name="P9"><text:span text:style-name="T4">En la primera jerarquia </text:span><text:s/><text:span text:style-name="T6">el primer proceso genera otro proceso y termina su ejecución. Este proceso genera otro y termina y así hasta que se han generado los X procesos pasados por argumento. Es decir, en esta jerarquia cada proceso es hijo del anterior. Salida (reordenada) del programa:</text:span></text:p>
            <text:p text:style-name="P15"><text:tab/>(1º)<text:tab/>PID: 3479 <text:s/>-- PPID: 2932 (shell)</text:p>
            <text:p text:style-name="P15"><text:tab/>(2º)<text:tab/>PID: 3480 <text:s/>-- PPID: 3479 (1º)</text:p>
            <text:p text:style-name="P15"><text:tab/>(3º)<text:tab/>PID: 3481 <text:s/>-- PPID: 3480 (2º)</text:p>
            <text:p text:style-name="P15"><text:tab/>(4º)<text:tab/>PID: 3482 <text:s/>-- PPID: 3481 (3º)</text:p>
            <text:p text:style-name="P15"><text:tab/>(5º)<text:tab/>PID: 3483 <text:s/>-- PPID: 3482 (4º)</text:p>
            <text:p text:style-name="P10"><text:s text:c="28"/>. <text:s/>. <text:s/>. <text:span text:style-name="T6">(etc)</text:span></text:p>
            <text:p text:style-name="P11">En la segunda jerarquía <text:span text:style-name="T4">el proceso inicial (hijo del shell que ejecuta mi programa) va creando X argumentos (X es el argumento que se pasa al programa), todos ellos hijos de este proceso. Estos hijos (en mi programa) imprimen su PID y PPID y luego terminan su ejecución. El resultado es:</text:span></text:p>
            <text:p text:style-name="P12"><text:s text:c="11"/>PID: 26163 <text:s/>-- PPID: 26162</text:p>
            <text:p text:style-name="P12"><text:tab/>PID: 26180 <text:s/>-- PPID: 26162</text:p>
            <text:p text:style-name="P12"><text:tab/>PID: 26164 <text:s/>-- PPID: 26162</text:p>
            <text:p text:style-name="P12">padre:PID: 26162 <text:s/>-- PPID: 4111 (shell)</text:p>
            <text:p text:style-name="P12"><text:tab/>PID: 26165 <text:s/>-- PPID: 26162</text:p>
            <text:p text:style-name="P12"><text:tab/>PID: 26166 <text:s/>-- PPID: 26162</text:p>
            <text:p text:style-name="P12"><text:tab/>PID: 26167 <text:s/>-- PPID: 26162</text:p>
            <text:p text:style-name="P12"><text:tab/>PID: 26170 <text:s/>-- PPID: 26162</text:p>
            <text:p text:style-name="P12"><text:tab/>PID: 26171 <text:s/>-- PPID: 26162</text:p>
            <text:p text:style-name="P12"><text:tab/>PID: 26172 <text:s/>-- PPID: 26162</text:p>
            <text:p text:style-name="P14">(todos los procesos salvo el padre son hermanos e hijos de este) </text:p>
            <text:p text:style-name="P12"/>
          </table:table-cell>
        </table:table-row>
        <table:table-row>
          <table:table-cell table:style-name="Table10.A2" office:value-type="string">
            <text:p text:style-name="P8"><text:s text:c="8"/></text:p>
          </table:table-cell>
        </table:table-row>
      </table:table>
      <text:p text:style-name="Standard"/>
      <text:p text:style-name="Standard"><text:soft-page-break/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/>
            <text:p text:style-name="Table_20_Contents"/>
            <text:p text:style-name="Table_20_Contents"/>
            <text:p text:style-name="P17">(SOLUCIÓN EN ejercicio4.c) </text:p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6</text:span> ha sido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7">El programa genera un proceso hijo que ejecuta una llamada a una función y espera a que el hijo finalice. Finalmente imprime el estado con el que ha finalizado dicho proceso hijo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1.9689in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Encabezado1">
      <style:paragraph-properties fo:margin-top="0in" fo:margin-bottom="0in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in" fo:margin-bottom="0in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6283in" style:writing-mode="lr-tb" style:layout-grid-color="#c0c0c0" style:layout-grid-lines="271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11-10-05T09:46:35</meta:creation-date>
    <dc:date>2016-11-21T12:41:02.994534785</dc:date>
    <meta:print-date>2011-10-06T10:39:21</meta:print-date>
    <meta:editing-cycles>186</meta:editing-cycles>
    <meta:editing-duration>PT22H6M14S</meta:editing-duration>
    <meta:document-statistic meta:table-count="10" meta:image-count="1" meta:object-count="0" meta:page-count="3" meta:paragraph-count="41" meta:word-count="400" meta:character-count="2384" meta:non-whitespace-character-count="1929"/>
    <meta:user-defined meta:name="Información 1"/>
    <meta:user-defined meta:name="Información 2"/>
    <meta:user-defined meta:name="Información 3"/>
    <meta:user-defined meta:name="Información 4"/>
  </office:meta>
</office:document-meta>
</file>